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JSONParserTest.f( Collection &lt; ? &gt; p0 , Collection &lt; ? extends User &gt; p1 , Collection &lt; ? super User &gt; p2 , Collection &lt; User &gt; p3 , Collection &lt; T &gt; p4 , Collection &lt; T1 &gt; p5 , Collection &lt; T [ ] &gt; p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.set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xtJSONParserTest.test_casterror2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User.setBirthdate( 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.test_casterror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.test_parseArrayWith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efaultExtJSONParserTest.testCas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set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Object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.test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faultExtJSONParserTest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rrorObject.set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.test_err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Old( boolean 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.test_parseArrayWithType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rrorObjec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Object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is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.test_not_match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tJSONParserTest.test_pars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ser.is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tJSONParserTest.test_no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